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T1" style:family="text">
      <style:text-properties fo:font-style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opic list</text:p>
      <text:p text:style-name="P1"/>
      <text:p text:style-name="P2"><text:line-break/>1. <text:span text:style-name="T1">Mathematical Methods</text:span> <text:line-break/>First and second order linear difference equations. Partial differential equations - method of characteristics, classification of types, numerical solutions. Vector Field theory - divergence, gradient and curl, line and surface integrals, double and triple integrals. </text:p>
      <text:p text:style-name="P2"><text:line-break/>2. <text:span text:style-name="T1">Dynamics</text:span><text:line-break/>Further impulsive motion of connected particles and rigid bodies, further rigid body motion about a moving axis(including rolling and sliding), elastic impact of rigid bodi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nathan Jones</meta:initial-creator>
    <meta:creation-date>2012-01-26T19:28:35.31</meta:creation-date>
    <meta:document-statistic meta:table-count="0" meta:image-count="0" meta:object-count="0" meta:page-count="1" meta:paragraph-count="3" meta:word-count="68" meta:character-count="495"/>
    <dc:date>2012-01-26T19:30:13.62</dc:date>
    <dc:creator>Jonathan Jones</dc:creator>
    <meta:editing-duration>PT1M41S</meta:editing-duration>
    <meta:editing-cycles>1</meta:editing-cycles>
    <meta:generator>OpenOffice.org/3.3$Win32 OpenOffice.org_project/330m20$Build-9567</meta:generator>
  </office:meta>
</office:document-meta>
</file>